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;&quot;&quot;;&quot;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sques</text:p>
          </table:table-cell>
          <table:table-cell office:value-type="string" calcext:value-type="string">
            <text:p>Fetes</text:p>
          </table:table-cell>
        </table:table-row>
        <table:table-row table:style-name="ro1">
          <table:table-cell office:value-type="string" calcext:value-type="string">
            <text:p>Tasca1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ca2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ca3</text:p>
          </table:table-cell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asca4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ca5</text:p>
          </table:table-cell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asca6</text:p>
          </table:table-cell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asca7</text:p>
          </table:table-cell>
          <table:table-cell table:content-validation-name="val1"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Tasca8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sca9</text:p>
          </table:table-cell>
          <table:table-cell table:content-validation-name="val1"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asques</text:p>
          </table:table-cell>
          <table:table-cell table:style-name="ce1" table:formula="of:=COUNTA([.A2:.A1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etes</text:p>
          </table:table-cell>
          <table:table-cell table:style-name="ce1" table:formula="of:=COUNTIF([.B2:.B10];&quot;Si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 fetes</text:p>
          </table:table-cell>
          <table:table-cell table:style-name="ce1" table:formula="of:=COUNTIF([.B2:.B10];&quot;No&quot;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12:22:58.028474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49:34.245582468</meta:creation-date>
    <dc:date>2025-11-05T13:57:51.105778271</dc:date>
    <meta:editing-duration>PT8M18S</meta:editing-duration>
    <meta:editing-cycles>1</meta:editing-cycles>
    <meta:generator>LibreOffice/24.2.7.2$Linux_X86_64 LibreOffice_project/420$Build-2</meta:generator>
    <meta:document-statistic meta:table-count="1" meta:cell-count="26" meta:object-count="0"/>
  </office:meta>
</office:document-meta>
</file>